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457cm" style:rel-column-width="61297*"/>
    </style:style>
    <style:style style:name="Table1.B" style:family="table-column">
      <style:table-column-properties style:column-width="1.138cm" style:rel-column-width="4238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595cm" fo:margin-left="0cm" fo:margin-right="-0.005cm" table:align="margins"/>
    </style:style>
    <style:style style:name="Header.A" style:family="table-column">
      <style:table-column-properties style:column-width="1.803cm" style:rel-column-width="6714*"/>
    </style:style>
    <style:style style:name="Header.B" style:family="table-column">
      <style:table-column-properties style:column-width="0.439cm" style:rel-column-width="1635*"/>
    </style:style>
    <style:style style:name="Header.C" style:family="table-column">
      <style:table-column-properties style:column-width="7.454cm" style:rel-column-width="27764*"/>
    </style:style>
    <style:style style:name="Header.D" style:family="table-column">
      <style:table-column-properties style:column-width="7.899cm" style:rel-column-width="29422*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Header.5" style:family="table-row">
      <style:table-row-properties style:min-row-height="1.69cm"/>
    </style:style>
    <style:style style:name="Table5" style:family="table">
      <style:table-properties style:width="15.314cm" fo:margin-left="2.265cm" fo:margin-right="0.011cm" table:align="margins"/>
    </style:style>
    <style:style style:name="Table5.A" style:family="table-column">
      <style:table-column-properties style:column-width="15.314cm" style:rel-column-width="65535*"/>
    </style:style>
    <style:style style:name="Table5.A1" style:family="table-cell">
      <style:table-cell-properties fo:padding="0.097cm" fo:border="none"/>
    </style:style>
    <style:style style:name="Table3" style:family="table">
      <style:table-properties style:width="15.346cm" fo:margin-left="2.233cm" fo:margin-right="0.011cm" table:align="margins"/>
    </style:style>
    <style:style style:name="Table3.A" style:family="table-column">
      <style:table-column-properties style:column-width="15.346cm" style:rel-column-width="65535*"/>
    </style:style>
    <style:style style:name="Table3.1" style:family="table-row">
      <style:table-row-properties style:min-row-height="0.155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style:vertical-align="" fo:padding="0.097cm" fo:border="none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2.055cm" style:rel-column-width="7653*"/>
    </style:style>
    <style:style style:name="Table2.B" style:family="table-column">
      <style:table-column-properties style:column-width="6.973cm" style:rel-column-width="25970*"/>
    </style:style>
    <style:style style:name="Table2.C" style:family="table-column">
      <style:table-column-properties style:column-width="8.567cm" style:rel-column-width="31912*"/>
    </style:style>
    <style:style style:name="Table2.A1" style:family="table-cell">
      <style:table-cell-properties style:vertical-align="" fo:padding="0cm" fo:border="none"/>
    </style:style>
    <style:style style:name="Table2.C1" style:family="table-cell">
      <style:table-cell-properties fo:padding="0cm" fo:border="none"/>
    </style:style>
    <style:style style:name="P1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Times New Roman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paragraph-properties fo:margin-left="2.461cm" fo:margin-right="0.318cm" fo:text-align="justify" style:justify-single-word="false" fo:text-indent="1.799cm" style:auto-text-indent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margin-left="2.408cm" fo:margin-right="0.318cm" fo:text-align="justify" style:justify-single-word="false" fo:text-indent="1.799cm" style:auto-text-indent="false"/>
      <style:text-properties fo:font-size="11pt" style:font-size-asian="11pt" style:font-size-complex="11pt"/>
    </style:style>
    <style:style style:name="P19" style:family="paragraph" style:parent-style-name="Standard">
      <style:paragraph-properties fo:margin-left="0.106cm" fo:margin-right="0.106cm" fo:margin-top="0cm" fo:margin-bottom="0cm" loext:contextual-spacing="false" fo:text-align="justify" style:justify-single-word="false" fo:text-indent="1.879cm" style:auto-text-indent="false"/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024fa" officeooo:paragraph-rsid="001024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{Kejaksaan}</text:p>
          </table:table-cell>
          <table:table-cell table:style-name="Table1.A1" office:value-type="string">
            <text:p text:style-name="P9">P-19</text:p>
          </table:table-cell>
        </table:table-row>
      </table:table>
      <text:p text:style-name="P12"><text:s text:c="40"/><text:tab/> <text:s text:c="20"/></text:p>
      <table:table table:name="Header" table:style-name="Header">
        <table:table-column table:style-name="Header.A"/>
        <table:table-column table:style-name="Header.B"/>
        <table:table-column table:style-name="Header.C"/>
        <table:table-column table:style-name="Header.D"/>
        <table:table-row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4"/>
          </table:table-cell>
          <table:table-cell table:style-name="Header.A1" office:value-type="string">
            <text:p text:style-name="P14">{dikeluarkan}, {tanggal}</text:p>
          </table:table-cell>
        </table:table-row>
        <table:table-row>
          <table:table-cell table:style-name="Header.A1" office:value-type="string">
            <text:p text:style-name="P4">Nomor <text:s text:c="3"/>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{nomor}</text:p>
          </table:table-cell>
          <table:table-cell table:style-name="Header.A1" office:value-type="string">
            <text:p text:style-name="P7">KEPADA <text:s/>YTH.</text:p>
          </table:table-cell>
        </table:table-row>
        <table:table-row>
          <table:table-cell table:style-name="Header.A1" office:value-type="string">
            <text:p text:style-name="P4">Sifat <text:s text:c="6"/>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{sifat}</text:p>
          </table:table-cell>
          <table:table-cell table:style-name="Header.A1" office:value-type="string">
            <text:p text:style-name="P4">{kepada}</text:p>
          </table:table-cell>
        </table:table-row>
        <table:table-row>
          <table:table-cell table:style-name="Header.A1" office:value-type="string">
            <text:p text:style-name="P4">Lampiran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{lampiran}</text:p>
          </table:table-cell>
          <table:table-cell table:style-name="Header.A1" office:value-type="string">
            <text:p text:style-name="P7">DI-</text:p>
          </table:table-cell>
        </table:table-row>
        <table:table-row table:style-name="Header.5">
          <table:table-cell table:style-name="Header.A1" office:value-type="string">
            <text:p text:style-name="P4">Perihal <text:s text:c="3"/></text:p>
          </table:table-cell>
          <table:table-cell table:style-name="Header.A1" office:value-type="string">
            <text:p text:style-name="P4">:</text:p>
          </table:table-cell>
          <table:table-cell table:style-name="Header.A1" office:value-type="string">
            <text:p text:style-name="P4">Pengembalian Berkas Perkara atas nama <text:s/>{tersangka_lampiran} yang disangka</text:p>
            <text:p text:style-name="P4">Melanggar Pasal {pasal} untuk dilengkapi.</text:p>
          </table:table-cell>
          <table:table-cell table:style-name="Header.A1" office:value-type="string">
            <text:p text:style-name="P4">{di_tempat}</text:p>
          </table:table-cell>
        </table:table-row>
      </table:table>
      <text:p text:style-name="P2"/>
      <text:p text:style-name="P13"><text:tab/><text:tab/><text:tab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9"><text:span text:style-name="T1">Sehubungan dengan surat kami nomor :</text:span><text:span text:style-name="T2"> </text:span><text:span text:style-name="T3">{nomorP18}</text:span><text:span text:style-name="T1"> </text:span>tanggal <text:span text:style-name="T5">{tanggalP18}</text:span> sesuai dengan pasal 110 (2), (3) dan 138 (2) KUHAP, bersama ini kami kembalikan berkas perkara pidana atas nama tersangka {tersangka} nomor<text:span text:style-name="T4"> </text:span><text:span text:style-name="T5">{nomorpengirimanberkas} </text:span>tanggal <text:span text:style-name="T5">{tanggalpengirimanberkas}</text:span> yang telah kami terima pada tanggal <text:span text:style-name="T5">{tanggalterimapengirimanberkas}</text:span> <text:span text:style-name="T1">untuk saudara lengkapi dalam waktu 14 hari seterimanya berkas perkara ini, dengan petunjuk-petunjuk sebagai berikut :</text:span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{petunjuk}</text:p>
            <text:p text:style-name="P5">dan seterusnya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8">Setelah dilengkapi sesuai dengan petunjuk diatas agar segera disampaikan kepada kami untuk penyelesaian selanjutnya.</text:p>
            <text:p text:style-name="P16"/>
            <text:p text:style-name="P17">Demikian untuk dimaklumi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C1" office:value-type="string">
            <text:p text:style-name="P8">{kepala}</text:p>
            <text:p text:style-name="P21">SELAKU PENUNTUT UMUM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11">{nama_penandatangan}</text:p>
            <text:p text:style-name="P8">{pangkat} NIP. {nip_penandatangan}</text:p>
          </table:table-cell>
        </table:table-row>
      </table:table>
      <text:p text:style-name="P3">Tembusan </text:p>
      <text:p text:style-name="P3">[!-- BEGIN tembusan --] {urutan_tembusan}. {nama_tembusan}</text:p>
      <text:p text:style-name="P3">[!-- END tembusan --]</text:p>
      <text:p text:style-name="P1"/>
      <text:p text:style-name="P1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8:18:14.94</meta:creation-date>
    <dc:date>2016-07-18T15:45:32.238000000</dc:date>
    <meta:editing-duration>PT7H2M54S</meta:editing-duration>
    <meta:editing-cycles>107</meta:editing-cycles>
    <meta:generator>LibreOfficeDev/5.2.0.0.beta2$Windows_x86 LibreOffice_project/a83fc06803e11f27e95c809fdfacbbd0377ff7d0</meta:generator>
    <meta:document-statistic meta:table-count="6" meta:image-count="0" meta:object-count="0" meta:page-count="1" meta:paragraph-count="35" meta:word-count="131" meta:character-count="1109" meta:non-whitespace-character-count="928"/>
  </office:meta>
</office:document-meta>
</file>